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.06cm" table:align="left"/>
    </style:style>
    <style:style style:name="Tabela1.A" style:family="table-column">
      <style:table-column-properties style:column-width="2.0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3.78cm" table:align="left"/>
    </style:style>
    <style:style style:name="Tabela2.A" style:family="table-column">
      <style:table-column-properties style:column-width="3.78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0.298cm" table:align="left"/>
    </style:style>
    <style:style style:name="Tabela3.A" style:family="table-column">
      <style:table-column-properties style:column-width="0.29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4.161cm" table:align="left"/>
    </style:style>
    <style:style style:name="Tabela4.A" style:family="table-column">
      <style:table-column-properties style:column-width="4.16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3.547cm" table:align="left"/>
    </style:style>
    <style:style style:name="Tabela5.A" style:family="table-column">
      <style:table-column-properties style:column-width="3.54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3.664cm" table:align="left"/>
    </style:style>
    <style:style style:name="Tabela6.A" style:family="table-column">
      <style:table-column-properties style:column-width="3.6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4.087cm" table:align="left"/>
    </style:style>
    <style:style style:name="Tabela7.A" style:family="table-column">
      <style:table-column-properties style:column-width="4.08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3.875cm" table:align="left"/>
    </style:style>
    <style:style style:name="Tabela8.A" style:family="table-column">
      <style:table-column-properties style:column-width="3.875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0.298cm" table:align="left"/>
    </style:style>
    <style:style style:name="Tabela9.A" style:family="table-column">
      <style:table-column-properties style:column-width="0.29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.406cm" table:align="left"/>
    </style:style>
    <style:style style:name="Tabela10.A" style:family="table-column">
      <style:table-column-properties style:column-width="1.406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.547cm" table:align="left"/>
    </style:style>
    <style:style style:name="Tabela11.A" style:family="table-column">
      <style:table-column-properties style:column-width="1.547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.596cm" table:align="left"/>
    </style:style>
    <style:style style:name="Tabela12.A" style:family="table-column">
      <style:table-column-properties style:column-width="1.596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0.504cm" table:align="left"/>
    </style:style>
    <style:style style:name="Tabela13.A" style:family="table-column">
      <style:table-column-properties style:column-width="0.504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0.298cm" table:align="left"/>
    </style:style>
    <style:style style:name="Tabela14.A" style:family="table-column">
      <style:table-column-properties style:column-width="0.298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4.187cm" table:align="left"/>
    </style:style>
    <style:style style:name="Tabela15.A" style:family="table-column">
      <style:table-column-properties style:column-width="4.187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3.602cm" table:align="left"/>
    </style:style>
    <style:style style:name="Tabela16.A" style:family="table-column">
      <style:table-column-properties style:column-width="3.602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2.981cm" table:align="left"/>
    </style:style>
    <style:style style:name="Tabela17.A" style:family="table-column">
      <style:table-column-properties style:column-width="2.981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4.187cm" table:align="left"/>
    </style:style>
    <style:style style:name="Tabela18.A" style:family="table-column">
      <style:table-column-properties style:column-width="4.187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0.298cm" table:align="left"/>
    </style:style>
    <style:style style:name="Tabela19.A" style:family="table-column">
      <style:table-column-properties style:column-width="0.298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1.422cm" table:align="left"/>
    </style:style>
    <style:style style:name="Tabela20.A" style:family="table-column">
      <style:table-column-properties style:column-width="1.422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.369cm" table:align="left"/>
    </style:style>
    <style:style style:name="Tabela21.A" style:family="table-column">
      <style:table-column-properties style:column-width="1.369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0.504cm" table:align="left"/>
    </style:style>
    <style:style style:name="Tabela22.A" style:family="table-column">
      <style:table-column-properties style:column-width="0.504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0.298cm" table:align="left"/>
    </style:style>
    <style:style style:name="Tabela23.A" style:family="table-column">
      <style:table-column-properties style:column-width="0.298cm"/>
    </style:style>
    <style:style style:name="Tabela23.A1" style:family="table-cell">
      <style:table-cell-properties style:vertical-align="middle" fo:padding="0.049cm" fo:border="none"/>
    </style:style>
    <style:style style:name="Tabela24" style:family="table">
      <style:table-properties style:width="4.355cm" table:align="left"/>
    </style:style>
    <style:style style:name="Tabela24.A" style:family="table-column">
      <style:table-column-properties style:column-width="4.355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3.154cm" table:align="left"/>
    </style:style>
    <style:style style:name="Tabela25.A" style:family="table-column">
      <style:table-column-properties style:column-width="3.154cm"/>
    </style:style>
    <style:style style:name="Tabela25.A1" style:family="table-cell">
      <style:table-cell-properties style:vertical-align="middle" fo:padding="0.049cm" fo:border="none"/>
    </style:style>
    <style:style style:name="Tabela26" style:family="table">
      <style:table-properties style:width="5.78cm" table:align="left"/>
    </style:style>
    <style:style style:name="Tabela26.A" style:family="table-column">
      <style:table-column-properties style:column-width="5.78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7.467cm" table:align="left"/>
    </style:style>
    <style:style style:name="Tabela27.A" style:family="table-column">
      <style:table-column-properties style:column-width="7.467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6.465cm" table:align="left"/>
    </style:style>
    <style:style style:name="Tabela28.A" style:family="table-column">
      <style:table-column-properties style:column-width="6.465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7.805cm" table:align="left"/>
    </style:style>
    <style:style style:name="Tabela29.A" style:family="table-column">
      <style:table-column-properties style:column-width="7.805cm"/>
    </style:style>
    <style:style style:name="Tabela29.A1" style:family="table-cell">
      <style:table-cell-properties style:vertical-align="middle" fo:padding="0.049cm" fo:border="none"/>
    </style:style>
    <style:style style:name="Tabela30" style:family="table">
      <style:table-properties style:width="7.782cm" table:align="left"/>
    </style:style>
    <style:style style:name="Tabela30.A" style:family="table-column">
      <style:table-column-properties style:column-width="7.782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5.971cm" table:align="left"/>
    </style:style>
    <style:style style:name="Tabela31.A" style:family="table-column">
      <style:table-column-properties style:column-width="5.971cm"/>
    </style:style>
    <style:style style:name="Tabela31.A1" style:family="table-cell">
      <style:table-cell-properties style:vertical-align="middle" fo:padding="0.049cm" fo:border="none"/>
    </style:style>
    <style:style style:name="Tabela32" style:family="table">
      <style:table-properties style:width="7.126cm" table:align="left"/>
    </style:style>
    <style:style style:name="Tabela32.A" style:family="table-column">
      <style:table-column-properties style:column-width="7.126cm"/>
    </style:style>
    <style:style style:name="Tabela32.A1" style:family="table-cell">
      <style:table-cell-properties style:vertical-align="middle" fo:padding="0.049cm" fo:border="none"/>
    </style:style>
    <style:style style:name="Tabela33" style:family="table">
      <style:table-properties style:width="8.569cm" table:align="left"/>
    </style:style>
    <style:style style:name="Tabela33.A" style:family="table-column">
      <style:table-column-properties style:column-width="8.569cm"/>
    </style:style>
    <style:style style:name="Tabela33.A1" style:family="table-cell">
      <style:table-cell-properties style:vertical-align="middle" fo:padding="0.049cm" fo:border="none"/>
    </style:style>
    <style:style style:name="Tabela34" style:family="table">
      <style:table-properties style:width="4.367cm" table:align="left"/>
    </style:style>
    <style:style style:name="Tabela34.A" style:family="table-column">
      <style:table-column-properties style:column-width="4.367cm"/>
    </style:style>
    <style:style style:name="Tabela34.A1" style:family="table-cell">
      <style:table-cell-properties style:vertical-align="middle" fo:padding="0.049cm" fo:border="none"/>
    </style:style>
    <style:style style:name="Tabela35" style:family="table">
      <style:table-properties style:width="4.997cm" table:align="left"/>
    </style:style>
    <style:style style:name="Tabela35.A" style:family="table-column">
      <style:table-column-properties style:column-width="4.997cm"/>
    </style:style>
    <style:style style:name="Tabela35.A1" style:family="table-cell">
      <style:table-cell-properties style:vertical-align="middle" fo:padding="0.049cm" fo:border="none"/>
    </style:style>
    <style:style style:name="Tabela36" style:family="table">
      <style:table-properties style:width="5.687cm" table:align="left"/>
    </style:style>
    <style:style style:name="Tabela36.A" style:family="table-column">
      <style:table-column-properties style:column-width="5.687cm"/>
    </style:style>
    <style:style style:name="Tabela36.A1" style:family="table-cell">
      <style:table-cell-properties style:vertical-align="middle" fo:padding="0.049cm" fo:border="none"/>
    </style:style>
    <style:style style:name="Tabela37" style:family="table">
      <style:table-properties style:width="0.298cm" table:align="left"/>
    </style:style>
    <style:style style:name="Tabela37.A" style:family="table-column">
      <style:table-column-properties style:column-width="0.298cm"/>
    </style:style>
    <style:style style:name="Tabela37.A1" style:family="table-cell">
      <style:table-cell-properties style:vertical-align="middle" fo:padding="0.049cm" fo:border="none"/>
    </style:style>
    <style:style style:name="Tabela38" style:family="table">
      <style:table-properties style:width="1.88cm" table:align="left"/>
    </style:style>
    <style:style style:name="Tabela38.A" style:family="table-column">
      <style:table-column-properties style:column-width="1.88cm"/>
    </style:style>
    <style:style style:name="Tabela38.A1" style:family="table-cell">
      <style:table-cell-properties style:vertical-align="middle" fo:padding="0.049cm" fo:border="none"/>
    </style:style>
    <style:style style:name="Tabela39" style:family="table">
      <style:table-properties style:width="2.071cm" table:align="left"/>
    </style:style>
    <style:style style:name="Tabela39.A" style:family="table-column">
      <style:table-column-properties style:column-width="2.071cm"/>
    </style:style>
    <style:style style:name="Tabela39.A1" style:family="table-cell">
      <style:table-cell-properties style:vertical-align="middle" fo:padding="0.049cm" fo:border="none"/>
    </style:style>
    <style:style style:name="Tabela40" style:family="table">
      <style:table-properties style:width="4.221cm" table:align="left"/>
    </style:style>
    <style:style style:name="Tabela40.A" style:family="table-column">
      <style:table-column-properties style:column-width="4.221cm"/>
    </style:style>
    <style:style style:name="Tabela40.A1" style:family="table-cell">
      <style:table-cell-properties style:vertical-align="middle" fo:padding="0.049cm" fo:border="none"/>
    </style:style>
    <style:style style:name="Tabela41" style:family="table">
      <style:table-properties style:width="2.633cm" table:align="left"/>
    </style:style>
    <style:style style:name="Tabela41.A" style:family="table-column">
      <style:table-column-properties style:column-width="2.633cm"/>
    </style:style>
    <style:style style:name="Tabela41.A1" style:family="table-cell">
      <style:table-cell-properties style:vertical-align="middle" fo:padding="0.049cm" fo:border="none"/>
    </style:style>
    <style:style style:name="Tabela42" style:family="table">
      <style:table-properties style:width="2.842cm" table:align="left"/>
    </style:style>
    <style:style style:name="Tabela42.A" style:family="table-column">
      <style:table-column-properties style:column-width="2.842cm"/>
    </style:style>
    <style:style style:name="Tabela42.A1" style:family="table-cell">
      <style:table-cell-properties style:vertical-align="middle" fo:padding="0.049cm" fo:border="none"/>
    </style:style>
    <style:style style:name="Tabela43" style:family="table">
      <style:table-properties style:width="2.633cm" table:align="left"/>
    </style:style>
    <style:style style:name="Tabela43.A" style:family="table-column">
      <style:table-column-properties style:column-width="2.633cm"/>
    </style:style>
    <style:style style:name="Tabela43.A1" style:family="table-cell">
      <style:table-cell-properties style:vertical-align="middle" fo:padding="0.049cm" fo:border="none"/>
    </style:style>
    <style:style style:name="Tabela44" style:family="table">
      <style:table-properties style:width="0.504cm" table:align="left"/>
    </style:style>
    <style:style style:name="Tabela44.A" style:family="table-column">
      <style:table-column-properties style:column-width="0.504cm"/>
    </style:style>
    <style:style style:name="Tabela44.A1" style:family="table-cell">
      <style:table-cell-properties style:vertical-align="middle" fo:padding="0.049cm" fo:border="none"/>
    </style:style>
    <style:style style:name="Tabela45" style:family="table">
      <style:table-properties style:width="0.298cm" table:align="left"/>
    </style:style>
    <style:style style:name="Tabela45.A" style:family="table-column">
      <style:table-column-properties style:column-width="0.298cm"/>
    </style:style>
    <style:style style:name="Tabela45.A1" style:family="table-cell">
      <style:table-cell-properties style:vertical-align="middle" fo:padding="0.049cm" fo:border="none"/>
    </style:style>
    <style:style style:name="Tabela46" style:family="table">
      <style:table-properties style:width="1.794cm" table:align="left"/>
    </style:style>
    <style:style style:name="Tabela46.A" style:family="table-column">
      <style:table-column-properties style:column-width="1.794cm"/>
    </style:style>
    <style:style style:name="Tabela46.A1" style:family="table-cell">
      <style:table-cell-properties style:vertical-align="middle" fo:padding="0.049cm" fo:border="none"/>
    </style:style>
    <style:style style:name="Tabela47" style:family="table">
      <style:table-properties style:width="1.767cm" table:align="left"/>
    </style:style>
    <style:style style:name="Tabela47.A" style:family="table-column">
      <style:table-column-properties style:column-width="1.767cm"/>
    </style:style>
    <style:style style:name="Tabela47.A1" style:family="table-cell">
      <style:table-cell-properties style:vertical-align="middle" fo:padding="0.049cm" fo:border="none"/>
    </style:style>
    <style:style style:name="Tabela48" style:family="table">
      <style:table-properties style:width="1.767cm" table:align="left"/>
    </style:style>
    <style:style style:name="Tabela48.A" style:family="table-column">
      <style:table-column-properties style:column-width="1.767cm"/>
    </style:style>
    <style:style style:name="Tabela48.A1" style:family="table-cell">
      <style:table-cell-properties style:vertical-align="middle" fo:padding="0.049cm" fo:border="none"/>
    </style:style>
    <style:style style:name="Tabela49" style:family="table">
      <style:table-properties style:width="1.715cm" table:align="left"/>
    </style:style>
    <style:style style:name="Tabela49.A" style:family="table-column">
      <style:table-column-properties style:column-width="1.715cm"/>
    </style:style>
    <style:style style:name="Tabela49.A1" style:family="table-cell">
      <style:table-cell-properties style:vertical-align="middle" fo:padding="0.049cm" fo:border="none"/>
    </style:style>
    <style:style style:name="Tabela50" style:family="table">
      <style:table-properties style:width="1.715cm" table:align="left"/>
    </style:style>
    <style:style style:name="Tabela50.A" style:family="table-column">
      <style:table-column-properties style:column-width="1.715cm"/>
    </style:style>
    <style:style style:name="Tabela50.A1" style:family="table-cell">
      <style:table-cell-properties style:vertical-align="middle" fo:padding="0.049cm" fo:border="none"/>
    </style:style>
    <style:style style:name="Tabela51" style:family="table">
      <style:table-properties style:width="1.831cm" table:align="left"/>
    </style:style>
    <style:style style:name="Tabela51.A" style:family="table-column">
      <style:table-column-properties style:column-width="1.831cm"/>
    </style:style>
    <style:style style:name="Tabela51.A1" style:family="table-cell">
      <style:table-cell-properties style:vertical-align="middle" fo:padding="0.049cm" fo:border="none"/>
    </style:style>
    <style:style style:name="Tabela52" style:family="table">
      <style:table-properties style:width="1.856cm" table:align="left"/>
    </style:style>
    <style:style style:name="Tabela52.A" style:family="table-column">
      <style:table-column-properties style:column-width="1.856cm"/>
    </style:style>
    <style:style style:name="Tabela52.A1" style:family="table-cell">
      <style:table-cell-properties style:vertical-align="middle" fo:padding="0.049cm" fo:border="none"/>
    </style:style>
    <style:style style:name="Tabela53" style:family="table">
      <style:table-properties style:width="0.298cm" table:align="left"/>
    </style:style>
    <style:style style:name="Tabela53.A" style:family="table-column">
      <style:table-column-properties style:column-width="0.298cm"/>
    </style:style>
    <style:style style:name="Tabela53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m_-3025539907694050376gmail-LC1"/>@startuml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m_-3025539907694050376gmail-LC2"/>left to right direction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<text:bookmark text:name="m_-3025539907694050376gmail-LC3"/>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m_-3025539907694050376gmail-LC4"/>package Operacional {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"><text:bookmark text:name="m_-3025539907694050376gmail-LC5"/>actor Faxineiro as f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"><text:bookmark text:name="m_-3025539907694050376gmail-LC6"/>actor Vigilante as vi</text:p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"><text:bookmark text:name="m_-3025539907694050376gmail-LC7"/>actor Funcionario as fi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"><text:bookmark text:name="m_-3025539907694050376gmail-LC8"/>actor Financeiro as fr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"><text:bookmark text:name="m_-3025539907694050376gmail-LC9"/>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"><text:bookmark text:name="m_-3025539907694050376gmail-LC10"/>f --&gt; fi</text:p>
          </table:table-cell>
        </table:table-row>
      </table:table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"><text:bookmark text:name="m_-3025539907694050376gmail-LC11"/>fr --&gt; fi</text:p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2"><text:bookmark text:name="m_-3025539907694050376gmail-LC12"/>vi --&gt; fi</text:p>
          </table:table-cell>
        </table:table-row>
      </table:table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"><text:bookmark text:name="m_-3025539907694050376gmail-LC13"/>}</text:p>
          </table:table-cell>
        </table:table-row>
      </table:table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"><text:bookmark text:name="m_-3025539907694050376gmail-LC14"/></text:p>
          </table:table-cell>
        </table:table-row>
      </table:table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"><text:bookmark text:name="m_-3025539907694050376gmail-LC15"/>package Academicos {</text:p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2"><text:bookmark text:name="m_-3025539907694050376gmail-LC16"/>actor Professor as p</text:p>
          </table:table-cell>
        </table:table-row>
      </table:table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"><text:bookmark text:name="m_-3025539907694050376gmail-LC17"/>actor Reitor as r</text:p>
          </table:table-cell>
        </table:table-row>
      </table:table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"><text:bookmark text:name="m_-3025539907694050376gmail-LC18"/>actor Coordenador as c</text:p>
          </table:table-cell>
        </table:table-row>
      </table:table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"><text:bookmark text:name="m_-3025539907694050376gmail-LC19"/>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"><text:bookmark text:name="m_-3025539907694050376gmail-LC20"/>c --&gt; p</text:p>
          </table:table-cell>
        </table:table-row>
      </table:table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"><text:bookmark text:name="m_-3025539907694050376gmail-LC21"/>r --&gt; p</text:p>
          </table:table-cell>
        </table:table-row>
      </table:table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2"><text:bookmark text:name="m_-3025539907694050376gmail-LC22"/>}</text:p>
          </table:table-cell>
        </table:table-row>
      </table:table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"><text:bookmark text:name="m_-3025539907694050376gmail-LC23"/>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2"><text:bookmark text:name="m_-3025539907694050376gmail-LC24"/>package Universidade {</text:p>
          </table:table-cell>
        </table:table-row>
      </table:table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"><text:bookmark text:name="m_-3025539907694050376gmail-LC25"/>actor Aluno as al</text:p>
          </table:table-cell>
        </table:table-row>
      </table:table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2"><text:bookmark text:name="m_-3025539907694050376gmail-LC26"/>usecase "Ministrar aula" as UC1</text:p>
          </table:table-cell>
        </table:table-row>
      </table:table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"><text:bookmark text:name="m_-3025539907694050376gmail-LC27"/>usecase "Orientação de matricula" as UC2</text:p>
          </table:table-cell>
        </table:table-row>
      </table:table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2"><text:bookmark text:name="m_-3025539907694050376gmail-LC28"/>usecase "Administrar curso" as UC3</text:p>
          </table:table-cell>
        </table:table-row>
      </table:table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"><text:bookmark text:name="m_-3025539907694050376gmail-LC29"/>usecase "Administrar Universidade" as UC4</text:p>
          </table:table-cell>
        </table:table-row>
      </table:table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2"><text:bookmark text:name="m_-3025539907694050376gmail-LC30"/>usecase "Representar Universidade" as UC5</text:p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2"><text:bookmark text:name="m_-3025539907694050376gmail-LC31"/>usecase "Prestar Serviço" as UC6</text:p>
          </table:table-cell>
        </table:table-row>
      </table:table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2"><text:bookmark text:name="m_-3025539907694050376gmail-LC32"/>usecase "Atender Universidade" as UC7</text:p>
          </table:table-cell>
        </table:table-row>
      </table:table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2"><text:bookmark text:name="m_-3025539907694050376gmail-LC33"/>usecase "Gerenciar Receitas e Despesas" as UC8</text:p>
          </table:table-cell>
        </table:table-row>
      </table:table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2"><text:bookmark text:name="m_-3025539907694050376gmail-LC34"/>usecase "Pagar" as UC9</text:p>
          </table:table-cell>
        </table:table-row>
      </table:table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2"><text:bookmark text:name="m_-3025539907694050376gmail-LC35"/>usecase "Receber" as UC10</text:p>
          </table:table-cell>
        </table:table-row>
      </table:table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2"><text:bookmark text:name="m_-3025539907694050376gmail-LC36"/>usecase "Assistir aula" as UC11</text:p>
          </table:table-cell>
        </table:table-row>
      </table:table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1"><text:bookmark text:name="m_-3025539907694050376gmail-LC37"/></text:p>
          </table:table-cell>
        </table:table-row>
      </table:table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2"><text:bookmark text:name="m_-3025539907694050376gmail-LC38"/>al -- UC9</text:p>
          </table:table-cell>
        </table:table-row>
      </table:table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2"><text:bookmark text:name="m_-3025539907694050376gmail-LC39"/>al -- UC11</text:p>
          </table:table-cell>
        </table:table-row>
      </table:table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2"><text:bookmark text:name="m_-3025539907694050376gmail-LC40"/>UC11 .&gt; UC1 : inlcude</text:p>
          </table:table-cell>
        </table:table-row>
      </table:table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2"><text:bookmark text:name="m_-3025539907694050376gmail-LC41"/>UC9 --&gt; UC8</text:p>
          </table:table-cell>
        </table:table-row>
      </table:table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2"><text:bookmark text:name="m_-3025539907694050376gmail-LC42"/>UC10 --&gt; UC8</text:p>
          </table:table-cell>
        </table:table-row>
      </table:table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2"><text:bookmark text:name="m_-3025539907694050376gmail-LC43"/>UC7 --&gt; UC6</text:p>
          </table:table-cell>
        </table:table-row>
      </table:table>
      <table:table table:name="Tabela44" table:style-name="Tabela44">
        <table:table-column table:style-name="Tabela44.A"/>
        <text:soft-page-break/>
        <table:table-row>
          <table:table-cell table:style-name="Tabela44.A1" office:value-type="string">
            <text:p text:style-name="P2"><text:bookmark text:name="m_-3025539907694050376gmail-LC44"/>}</text:p>
          </table:table-cell>
        </table:table-row>
      </table:table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1"><text:bookmark text:name="m_-3025539907694050376gmail-LC45"/></text:p>
          </table:table-cell>
        </table:table-row>
      </table:table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2"><text:bookmark text:name="m_-3025539907694050376gmail-LC46"/>p -- UC1</text:p>
          </table:table-cell>
        </table:table-row>
      </table:table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2"><text:bookmark text:name="m_-3025539907694050376gmail-LC47"/>c -- UC2</text:p>
          </table:table-cell>
        </table:table-row>
      </table:table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2"><text:bookmark text:name="m_-3025539907694050376gmail-LC48"/>c -- UC3</text:p>
          </table:table-cell>
        </table:table-row>
      </table:table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2"><text:bookmark text:name="m_-3025539907694050376gmail-LC49"/>r -- UC4</text:p>
          </table:table-cell>
        </table:table-row>
      </table:table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2"><text:bookmark text:name="m_-3025539907694050376gmail-LC50"/>r -- UC5</text:p>
          </table:table-cell>
        </table:table-row>
      </table:table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2"><text:bookmark text:name="m_-3025539907694050376gmail-LC51"/>fi -- UC6</text:p>
          </table:table-cell>
        </table:table-row>
      </table:table>
      <table:table table:name="Tabela52" table:style-name="Tabela52">
        <table:table-column table:style-name="Tabela52.A"/>
        <table:table-row>
          <table:table-cell table:style-name="Tabela52.A1" office:value-type="string">
            <text:p text:style-name="P2"><text:bookmark text:name="m_-3025539907694050376gmail-LC52"/>fr -- UC8</text:p>
          </table:table-cell>
        </table:table-row>
      </table:table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1"><text:bookmark text:name="m_-3025539907694050376gmail-LC53"/></text:p>
          </table:table-cell>
        </table:table-row>
      </table:table>
      <text:p text:style-name="P3"><text:span text:style-name="T1">@endu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55:56.707833044</meta:creation-date>
    <dc:date>2023-04-26T21:56:14.300947060</dc:date>
    <meta:editing-duration>PT17S</meta:editing-duration>
    <meta:editing-cycles>1</meta:editing-cycles>
    <meta:document-statistic meta:table-count="53" meta:image-count="0" meta:object-count="0" meta:page-count="2" meta:paragraph-count="46" meta:word-count="170" meta:character-count="819" meta:non-whitespace-character-count="703"/>
    <meta:generator>LibreOffice/7.3.7.2$Linux_X86_64 LibreOffice_project/30$Build-2</meta:generator>
  </office:meta>
</office:document-meta>
</file>